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paragraph-rsid="000fd774"/>
    </style:style>
    <style:style style:name="P4" style:family="paragraph" style:parent-style-name="Standard">
      <style:text-properties fo:color="#19145c" loext:opacity="100%" style:font-name="Liberation Sans" officeooo:rsid="000b4dec" officeooo:paragraph-rsid="000b4dec"/>
    </style:style>
    <style:style style:name="P5" style:family="paragraph" style:parent-style-name="Standard">
      <style:text-properties fo:color="#19145c" loext:opacity="100%" style:font-name="Liberation Sans" officeooo:rsid="000d04ba" officeooo:paragraph-rsid="000d04ba"/>
    </style:style>
    <style:style style:name="T1" style:family="text">
      <style:text-properties style:text-underline-style="none"/>
    </style:style>
    <style:style style:name="T2" style:family="text">
      <style:text-properties fo:color="#19145c" loext:opacity="100%" style:text-underline-style="none"/>
    </style:style>
    <style:style style:name="T3" style:family="text">
      <style:text-properties fo:color="#19145c" loext:opacity="100%" style:text-underline-style="none" officeooo:rsid="000fd774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0fd774"/>
    </style:style>
    <style:style style:name="T6" style:family="text">
      <style:text-properties style:use-window-font-color="true" loext:opacity="0%" style:text-underline-style="solid" style:text-underline-width="auto" style:text-underline-color="font-color"/>
    </style:style>
    <style:style style:name="T7" style:family="text">
      <style:text-properties fo:color="#000000" loext:opacity="100%" style:text-underline-style="none"/>
    </style:style>
    <style:style style:name="T8" style:family="text">
      <style:text-properties fo:color="#000000" loext:opacity="100%" style:text-underline-style="none" officeooo:rsid="00108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– UD7</text:p>
      <text:p text:style-name="P1"/>
      <text:p text:style-name="P1"/>
      <text:p text:style-name="P1">1. Indica cuál es la diferencia entre los siguientes términos: usabilidad, UX y UI.</text:p>
      <text:p text:style-name="P4"/>
      <text:p text:style-name="P4">La usabilidad se refiere a la facilidad con la que los usuarios pueden interactuar con un sitio web, mientras que UX/UI son las emociones y percepciones del usuario y el aspecto estético de la página, no tienen semejanza alguna pero sí trabajan para un mismo todo.</text:p>
      <text:p text:style-name="P1"/>
      <text:p text:style-name="P1"/>
      <text:p text:style-name="P1">2. Indica cuáles son las principales diversidades de los usuarios, así como los</text:p>
      <text:p text:style-name="P1">diferentes tipos de usuarios que hemos visto en clase.</text:p>
      <text:p text:style-name="P5"/>
      <text:p text:style-name="P5">Las diversidades son:</text:p>
      <text:p text:style-name="P5">- Capacidades cognitivas y perceptivas.</text:p>
      <text:p text:style-name="P5">- Culturales.</text:p>
      <text:p text:style-name="P5">- Discapacidades.</text:p>
      <text:p text:style-name="P5">- Tecnológica.</text:p>
      <text:p text:style-name="P5"/>
      <text:p text:style-name="P5">Los usuarios pueden ser:</text:p>
      <text:p text:style-name="P5">- Usuarios anónimos.</text:p>
      <text:p text:style-name="P5">- Usuarios finales registrados.</text:p>
      <text:p text:style-name="P5">- Usuarios beta-tester.</text:p>
      <text:p text:style-name="P1"/>
      <text:p text:style-name="P1"/>
      <text:p text:style-name="P1">3. Busca en internet lo siguiente:</text:p>
      <text:p text:style-name="P1">a) Un sitio web que tenga una buena navegabilidad. Esto es, cumple con los</text:p>
      <text:p text:style-name="P1">cuatro puntos descritos en el apartado 4. Razona el por qué tiene una buena</text:p>
      <text:p text:style-name="P1">navegabilidad.</text:p>
      <text:p text:style-name="P1"/>
      <text:p text:style-name="P1"><text:a xlink:type="simple" xlink:href="https://www.apple.com/es/" text:style-name="Internet_20_link" text:visited-style-name="Visited_20_Internet_20_Link"><text:span text:style-name="T4">https://www.apple.com/es/</text:span></text:a><text:span text:style-name="T1"> </text:span><text:span text:style-name="T2">: </text:span><text:span text:style-name="T3">Si dejamos a parte las secciones de soporte, búsqueda y carrito de la compra, restan 9, una de las cuales es la tienda que alberga las otras 8 en su interior asique realmente son 8 las decisiones a tomar (una por cada uno de los productos mas vendidos por la marca + entrar a la tienda si dudan de que producto quieren, ya que esta añade mas categorías). Hasta aquí la ley de Miller tan hablada. Por lo demás la información es accesible, consistente y persistente, aunque esta última flaquea en los casos en que abusan de las animaciones.</text:span></text:p>
      <text:p text:style-name="P1"/>
      <text:p text:style-name="P1">b) Un sitio web que cumpla con las pautas generales de usabilidad descritas en</text:p>
      <text:p text:style-name="P1">el punto 5 de la unidad. Razona por qué.</text:p>
      <text:p text:style-name="P1"/>
      <text:p text:style-name="P1"/>
      <text:p text:style-name="P1"/>
      <text:p text:style-name="P1">c) Un sitio web que NO cumpla con las pautas generales de usabilidad descritas</text:p>
      <text:p text:style-name="P1">en el punto 5 de la unidad. Razona por qué.</text:p>
      <text:p text:style-name="P1"/>
      <text:p text:style-name="P3"><text:span text:style-name="T8">h</text:span><text:a xlink:type="simple" xlink:href="https://www.ebay.es/deals" text:style-name="Internet_20_link" text:visited-style-name="Visited_20_Internet_20_Link"><text:span text:style-name="T7">ttps://www.ebay.es/deal</text:span></text:a><text:span text:style-name="T8">s</text:span><text:span text:style-name="T7"> </text:span><text:span text:style-name="T2">: </text:span><text:span text:style-name="T3">es una web bastante sobrecargada y agobiante, no sabes donde hacer click porque hay demasiadas opciones, solo dan ganas de comprar lo que se viene a comprar y marcharse.</text:span></text:p>
      <text:p text:style-name="P1"/>
      <text:p text:style-name="P1"/>
      <text:p text:style-name="P1"/>
      <text:p text:style-name="P1"><text:soft-page-break/></text:p>
      <text:p text:style-name="P1"/>
      <text:p text:style-name="P1">4. Analiza la usabilidad y navegabilidad de la página web de la marca Apple</text:p>
      <text:p text:style-name="P1">(<text:a xlink:type="simple" xlink:href="https://www.apple.com/es/" text:style-name="Internet_20_link" text:visited-style-name="Visited_20_Internet_20_Link"><text:span text:style-name="T1">https://www.apple.com/es/</text:span></text:a>). Para ello debes analizar cada uno de los puntos que se</text:p>
      <text:p text:style-name="P1">indican en las pautas de usabilidad (puntos 4 y 5 de los apuntes). Pon ejemplos</text:p>
      <text:p text:style-name="P1">concretos.</text:p>
      <text:p text:style-name="P1"/>
      <text:p text:style-name="P1"/>
      <text:p text:style-name="P1"/>
      <text:p text:style-name="P1">5. Analiza la usabilidad y navegabilidad de la página web de la ONCE</text:p>
      <text:p text:style-name="P1">(https://www.once.es/). Para ello debes analizar cada uno de los puntos que se</text:p>
      <text:p text:style-name="P1">indican en las pautas de usabilidad (puntos 4 y 5 de los apuntes). Pon ejemplos</text:p>
      <text:p text:style-name="P1">concretos.</text:p>
      <text:p text:style-name="P1"/>
      <text:p text:style-name="P1"/>
      <text:p text:style-name="P1"/>
      <text:p text:style-name="P1">6. Realiza un estudio de caso de mejora de usabilidad para la página web de Zara</text:p>
      <text:p text:style-name="P1">(https://www.zara.com/). Utiliza para ello los principios heurísticos de usabilidad</text:p>
      <text:p text:style-name="P1">descritos en el apartado 5.3</text:p>
      <text:p text:style-name="P1"/>
      <text:p text:style-name="P1"/>
      <text:p text:style-name="P1"/>
      <text:p text:style-name="P1">7. Menciona cuáles son las leyes de la usabilidad e indica brevemente en qué</text:p>
      <text:p text:style-name="P1">consisten. ¿Las utilizarías para diseñar un sitio web accesible? Razona tu respues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1:57.345991366</meta:creation-date>
    <dc:date>2025-02-05T10:40:01.396146172</dc:date>
    <meta:editing-duration>PT17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467" meta:character-count="2742" meta:non-whitespace-character-count="2311"/>
  </office:meta>
</office:document-meta>
</file>